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7605a" officeooo:paragraph-rsid="0007605a"/>
    </style:style>
    <style:style style:name="P2" style:family="paragraph" style:parent-style-name="Standard">
      <style:text-properties officeooo:rsid="0007605a" officeooo:paragraph-rsid="0007605a"/>
    </style:style>
    <style:style style:name="P3" style:family="paragraph" style:parent-style-name="Standard">
      <style:text-properties officeooo:rsid="0007ed11" officeooo:paragraph-rsid="0007ed1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9 开始讲 cmakelist</text:p>
      <text:p text:style-name="P1">第三方的库可以直接link,因为已经写好了，所以他们不需要executable</text:p>
      <text:p text:style-name="P1"/>
      <text:p text:style-name="P3">catkin_ws/src$ catkin_init_workspace</text:p>
      <text:p text:style-name="P3">catkin_ws$ catkin_make</text:p>
      <text:p text:style-name="P3">catkin_ws$ source devel/setup.bash – 工作空间路径添加到ros中</text:p>
      <text:p text:style-name="P3">carkin_ws$ roscore – 启动ros系统自带的节点</text:p>
      <text:p text:style-name="P3"/>
      <text:p text:style-name="P3">启动另一个terminal</text:p>
      <text:p text:style-name="P3">catkin_ws$ rviz</text:p>
      <text:p text:style-name="P3"/>
      <text:p text:style-name="P3">启动另一个terminal</text:p>
      <text:p text:style-name="P3">catkin_ws $ roslaunch grid_path_searcher demo.laun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16:27:43.488140210</meta:creation-date>
    <dc:date>2019-11-01T17:20:00.331953431</dc:date>
    <meta:editing-duration>PT16M4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80" meta:character-count="289" meta:non-whitespace-character-count="273"/>
  </office:meta>
</office:document-meta>
</file>